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ge"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frame-content" style:horizontal-pos="from-left" style:horizontal-rel="frame-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1" svg:x="0.7665in" svg:y="5.961in" svg:width="4.0984in" draw:z-index="6">
        <draw:text-box fo:min-height="2.4429in">
          <text:p text:style-name="Illustration"><draw:frame draw:style-name="fr6" draw:name="Object4" text:anchor-type="paragraph" svg:x="0.0016in" svg:y="0.0008in" svg:width="4.0984in" style:rel-width="100%" svg:height="2.4429in" style:rel-height="scale" draw:z-index="7"><draw:object xlink:href="./Object 4" xlink:type="simple" xlink:show="embed" xlink:actuate="onLoad"/><draw:image xlink:href="./ObjectReplacements/Object 4" xlink:type="simple" xlink:show="embed" xlink:actuate="onLoad"/><svg:desc>chart</svg:desc></draw:frame>Illustration <text:sequence text:ref-name="refIllustration0" text:name="Illustration" text:formula="ooow:Illustration+1" style:num-format="1">1</text:sequence>: Variable threads. Problem size n*n where n = 1000</text:p>
        </draw:text-box>
      </draw:frame>
      <text:p text:style-name="P1">Report lab 3 – Image Filter (MPI)</text:p>
      <text:h text:style-name="Heading_20_1" text:outline-level="1">Description</text:h>
      <text:p text:style-name="Text_20_body">The algorithm calculates a column at a time from left to right until all columns have been updated in each step. Each calculations for the next iteration relies on the old values in the matrix from the previous iteration, so data needs to be saved if it hasn't been utilized previously.</text:p>
      <text:p text:style-name="Text_20_body">In the sequential algorithm, this is done by copying the current column before calculating its new values. This is also used in the parallel algorithm where each thread is assigned a number of columns which they then iterate over from left to right as in the sequential algorithm. The only difference here is that each thread has to make a copy of the column before its start column and the same for the column after its last. The columns are assigned in the same way that the <text:span text:style-name="T1">omp do</text:span> directive assigns jobs to threads. When all copies have been made, the threads can begin the iteration and when they are calculating their first or last column, they use the copied data.</text:p>
      <text:p text:style-name="Text_20_body">The error in the parallel algorithm is calculated by taking the max out of all errors between all the threads.</text:p>
      <text:h text:style-name="Heading_20_1" text:outline-level="1">Execution times</text:h>
      <text:p text:style-name="Text_20_body">The first test we did we varied the number of threads, keeping the problem size constant at 1000 * 1000. The result we got was expected where the execution time is roughly halved when the number of threads was doubled.</text:p>
      <text:p text:style-name="P2">In the second test we did we varied the problem size and kept the number of processes constant. Since the problem size is given by n from which we get a n x n matrix. This leads to a quadratic increase of the problem. From illustration 2 we can pretty clearly see that the execution time increases approximately by 4 times when we double the problem size, which is what we anticipated due to the increase of the matrix size.</text:p>
      <text:p text:style-name="Text_20_body"><draw:frame draw:style-name="fr2" draw:name="Frame5" text:anchor-type="as-char" svg:width="4.1091in" draw:z-index="8"><draw:text-box fo:min-height="2.5047in"><text:p text:style-name="Illustration"><draw:frame draw:style-name="fr7" draw:name="Object5" text:anchor-type="as-char" svg:width="4.1083in" style:rel-width="100%" svg:height="2.5047in" style:rel-height="scale" draw:z-index="9"><draw:object xlink:href="./Object 6" xlink:type="simple" xlink:show="embed" xlink:actuate="onLoad"/><draw:image xlink:href="./ObjectReplacements/Object 6" xlink:type="simple" xlink:show="embed" xlink:actuate="onLoad"/></draw:frame>Illustration <text:sequence text:ref-name="refIllustration1" text:name="Illustration" text:formula="ooow:Illustration+1" style:num-format="1">2</text:sequence>: Variable problem size where n = size. Threads are kept at 4.</text:p></draw:text-box></draw:frame></text:p>
      <text:p text:style-name="Text_20_body"/>
      <text:p text:style-name="Text_20_body">In our last test we varied both the number of threads and the problem size. In illustration 3 we can see that we get a linear development when we double both variables at the same time. From what we got from the first two tests where the threads gave a linear speed up and size gave a quadratic slow down, a linear slow down is expected.</text:p>
      <text:p text:style-name="Text_20_body"><draw:frame draw:style-name="fr3" draw:name="Frame6" text:anchor-type="as-char" svg:width="4.1402in" draw:z-index="10"><draw:text-box fo:min-height="2.7256in"><draw:frame draw:style-name="fr8" draw:name="Object6" text:anchor-type="frame" svg:x="0.0016in" svg:y="0.0008in" svg:width="4.1402in" style:rel-width="100%" svg:height="2.7256in" style:rel-height="scale" draw:z-index="11"><draw:object xlink:href="./Object 5" xlink:type="simple" xlink:show="embed" xlink:actuate="onLoad"/><draw:image xlink:href="./ObjectReplacements/Object 5" xlink:type="simple" xlink:show="embed" xlink:actuate="onLoad"/></draw:frame><text:p text:style-name="Illustration">Illustration <text:sequence text:ref-name="refIllustration2" text:name="Illustration" text:formula="ooow:Illustration+1" style:num-format="1">3</text:sequence>: Both size and thread count variable. T = threads and s = size where n = size.</text:p></draw:text-box></draw:frame></text:p>
      <text:h text:style-name="P3" text:outline-level="1">Appendix</text:h>
      <text:p text:style-name="Text_20_body"><draw:frame draw:style-name="fr4" draw:name="Frame1" text:anchor-type="as-char" svg:width="1.778in" draw:z-index="0"><draw:text-box fo:min-height="1.0083in"><text:p text:style-name="Table"><draw:frame draw:style-name="fr6" draw:name="Object1" text:anchor-type="paragraph" svg:x="0.0016in" svg:y="0.0008in" svg:width="1.778in" style:rel-width="100%" svg:height="1.0083in"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Variable threads. Problem size n*n where n = 1000</text:p></draw:text-box></draw:frame></text:p>
      <text:p text:style-name="Text_20_body"/>
      <text:p text:style-name="Text_20_body"><draw:frame draw:style-name="fr4" draw:name="Frame2" text:anchor-type="as-char" svg:width="1.778in" draw:z-index="2"><draw:text-box fo:min-height="0.8402in"><text:p text:style-name="Table"><draw:frame draw:style-name="fr6" draw:name="Object2" text:anchor-type="paragraph" svg:x="0.0016in" svg:y="0.0008in" svg:width="1.778in" style:rel-width="100%" svg:height="0.8402in"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Variable problem size where n = size. Threads are kept at 4.</text:p></draw:text-box></draw:frame></text:p>
      <text:p text:style-name="Text_20_body"/>
      <text:p text:style-name="Text_20_body"/>
      <text:p text:style-name="Text_20_body"><draw:frame draw:style-name="fr5" draw:name="Frame3" text:anchor-type="paragraph" svg:width="1.7783in" draw:z-index="4"><draw:text-box fo:min-height="0.8402in"><text:p text:style-name="Table"><draw:frame draw:style-name="fr6" draw:name="Object3" text:anchor-type="paragraph" svg:x="0.0016in" svg:y="0.0008in" svg:width="1.7783in" style:rel-width="100%" svg:height="0.8402in" style:rel-height="scale" draw:z-index="5"><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Both size and thread count variable. T = threads and s = size where n = siz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Authors: Filip Källström filka786; Emil Lindberg emili903<text:tab/>Date: <text:date style:data-style-name="N84" text:date-value="2013-05-20T16:15:06.99" text:fixed="true">2013-05-2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6:14:39</meta:creation-date>
    <dc:date>2013-05-20T18:00:33</dc:date>
    <meta:editing-duration>PT11M19S</meta:editing-duration>
    <meta:editing-cycles>5</meta:editing-cycles>
    <meta:generator>LibreOffice/3.5$Linux_X86_64 LibreOffice_project/350m1$Build-2</meta:generator>
    <meta:document-statistic meta:table-count="0" meta:image-count="0" meta:object-count="6" meta:page-count="3" meta:paragraph-count="21" meta:word-count="486" meta:character-count="2638" meta:non-whitespace-character-count="21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table-cell table:style-name="ce1" office:value-type="string">
            <text:p>Threads</text:p>
          </table:table-cell>
          <table:table-cell/>
        </table:table-row>
        <table:table-row table:style-name="ro1">
          <table:table-cell office:value-type="float" office:value="1">
            <text:p>1</text:p>
          </table:table-cell>
          <table:table-cell office:value-type="float" office:value="5.25175">
            <text:p>5.25175</text:p>
          </table:table-cell>
        </table:table-row>
        <table:table-row table:style-name="ro1">
          <table:table-cell office:value-type="float" office:value="2">
            <text:p>2</text:p>
          </table:table-cell>
          <table:table-cell office:value-type="float" office:value="2.77492">
            <text:p>2.77492</text:p>
          </table:table-cell>
        </table:table-row>
        <table:table-row table:style-name="ro1">
          <table:table-cell office:value-type="float" office:value="4">
            <text:p>4</text:p>
          </table:table-cell>
          <table:table-cell office:value-type="float" office:value="1.4318">
            <text:p>1.4318</text:p>
          </table:table-cell>
        </table:table-row>
        <table:table-row table:style-name="ro1">
          <table:table-cell office:value-type="float" office:value="8">
            <text:p>8</text:p>
          </table:table-cell>
          <table:table-cell office:value-type="float" office:value="0.76509">
            <text:p>0.76509</text:p>
          </table:table-cell>
        </table:table-row>
        <table:table-row table:style-name="ro1">
          <table:table-cell office:value-type="float" office:value="16">
            <text:p>16</text:p>
          </table:table-cell>
          <table:table-cell office:value-type="float" office:value="0.383676">
            <text:p>0.38367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table-cell table:number-columns-repeated="3"/>
          <table:table-cell table:style-name="ce1" office:value-type="string">
            <text:p>Size</text:p>
          </table:table-cell>
          <table:table-cell/>
        </table:table-row>
        <table:table-row table:style-name="ro1">
          <table:table-cell table:number-columns-repeated="3"/>
          <table:table-cell office:value-type="float" office:value="250">
            <text:p>250</text:p>
          </table:table-cell>
          <table:table-cell office:value-type="float" office:value="0.0983371">
            <text:p>0.0983371</text:p>
          </table:table-cell>
        </table:table-row>
        <table:table-row table:style-name="ro1">
          <table:table-cell table:number-columns-repeated="3"/>
          <table:table-cell office:value-type="float" office:value="500">
            <text:p>500</text:p>
          </table:table-cell>
          <table:table-cell office:value-type="float" office:value="0.369663">
            <text:p>0.369663</text:p>
          </table:table-cell>
        </table:table-row>
        <table:table-row table:style-name="ro1">
          <table:table-cell table:number-columns-repeated="3"/>
          <table:table-cell office:value-type="float" office:value="1000">
            <text:p>1000</text:p>
          </table:table-cell>
          <table:table-cell office:value-type="float" office:value="1.47852">
            <text:p>1.47852</text:p>
          </table:table-cell>
        </table:table-row>
        <table:table-row table:style-name="ro1">
          <table:table-cell table:number-columns-repeated="3"/>
          <table:table-cell office:value-type="float" office:value="2000">
            <text:p>2000</text:p>
          </table:table-cell>
          <table:table-cell office:value-type="float" office:value="5.63339">
            <text:p>5.6333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1" table:number-columns-repeated="2" table:default-cell-style-name="ce2"/>
        <table:table-row table:style-name="ro1">
          <table:table-cell table:number-columns-repeated="6"/>
          <table:table-cell table:style-name="ce1" office:value-type="string">
            <text:p>All</text:p>
          </table:table-cell>
          <table:table-cell/>
        </table:table-row>
        <table:table-row table:style-name="ro1">
          <table:table-cell table:number-columns-repeated="6"/>
          <table:table-cell office:value-type="string">
            <text:p>T=2 s=250</text:p>
          </table:table-cell>
          <table:table-cell office:value-type="float" office:value="0.18676">
            <text:p>0.18676</text:p>
          </table:table-cell>
        </table:table-row>
        <table:table-row table:style-name="ro1">
          <table:table-cell table:number-columns-repeated="6"/>
          <table:table-cell office:value-type="string">
            <text:p>T=4 s=500</text:p>
          </table:table-cell>
          <table:table-cell office:value-type="float" office:value="0.366918">
            <text:p>0.366918</text:p>
          </table:table-cell>
        </table:table-row>
        <table:table-row table:style-name="ro1">
          <table:table-cell table:number-columns-repeated="6"/>
          <table:table-cell office:value-type="string">
            <text:p>T=8 s=1000</text:p>
          </table:table-cell>
          <table:table-cell office:value-type="float" office:value="0.742969">
            <text:p>0.742969</text:p>
          </table:table-cell>
        </table:table-row>
        <table:table-row table:style-name="ro1">
          <table:table-cell table:number-columns-repeated="6"/>
          <table:table-cell office:value-type="string">
            <text:p>T=16 s=2000</text:p>
          </table:table-cell>
          <table:table-cell office:value-type="float" office:value="1.42344">
            <text:p>1.423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1cm" svg:height="6.205cm" xlink:href="." xlink:type="simple" chart:class="chart:bar" chart:style-name="ch1">
        <chart:plot-area chart:style-name="ch2" chart:data-source-has-labels="both" svg:x="1.219cm" svg:y="0.631cm" svg:width="8.775cm" svg:height="4.469cm">
          <chartooo:coordinate-region svg:x="1.655cm" svg:y="0.83cm" svg:width="8.339cm" svg:height="3.623cm"/>
          <chart:axis chart:dimension="x" chart:name="primary-x" chart:style-name="ch3" chartooo:axis-type="auto">
            <chartooo:date-scale/>
            <chart:title svg:x="4.953cm" svg:y="5.224cm" chart:style-name="ch4">
              <text:p>Threads</text:p>
            </chart:title>
            <chart:categories table:cell-range-address="local-table.$A$2:.$A$6"/>
          </chart:axis>
          <chart:axis chart:dimension="y" chart:name="primary-y" chart:style-name="ch5">
            <chart:title svg:x="0.451cm" svg:y="3.504cm" chart:style-name="ch6">
              <text:p>Time (s)</text:p>
            </chart:title>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
              </table:table-cell>
              <table:table-cell office:value-type="float" office:value="5.25175">
                <text:p>5.25175</text:p>
              </table:table-cell>
            </table:table-row>
            <table:table-row>
              <table:table-cell office:value-type="float" office:value="2">
                <text:p/>
              </table:table-cell>
              <table:table-cell office:value-type="float" office:value="2.77492">
                <text:p>2.77492</text:p>
              </table:table-cell>
            </table:table-row>
            <table:table-row>
              <table:table-cell office:value-type="float" office:value="4">
                <text:p/>
              </table:table-cell>
              <table:table-cell office:value-type="float" office:value="1.4318">
                <text:p>1.4318</text:p>
              </table:table-cell>
            </table:table-row>
            <table:table-row>
              <table:table-cell office:value-type="float" office:value="8">
                <text:p>10</text:p>
              </table:table-cell>
              <table:table-cell office:value-type="float" office:value="0.76509">
                <text:p>0.76509</text:p>
              </table:table-cell>
            </table:table-row>
            <table:table-row>
              <table:table-cell office:value-type="float" office:value="16">
                <text:p>20</text:p>
              </table:table-cell>
              <table:table-cell office:value-type="float" office:value="0.383676">
                <text:p>0.3836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516cm" svg:height="6.923cm" xlink:href="." xlink:type="simple" chart:class="chart:bar" chart:style-name="ch1">
        <chart:plot-area chart:style-name="ch2" chart:data-source-has-labels="both" svg:x="1.221cm" svg:y="0.687cm" svg:width="8.875cm" svg:height="5.117cm">
          <chartooo:coordinate-region svg:x="1.948cm" svg:y="0.886cm" svg:width="8.066cm" svg:height="3.873cm"/>
          <chart:axis chart:dimension="x" chart:name="primary-x" chart:style-name="ch3" chartooo:axis-type="auto">
            <chartooo:date-scale/>
            <chart:title svg:x="3.854cm" svg:y="5.942cm" chart:style-name="ch4">
              <text:p>T = threads s = data size</text:p>
            </chart:title>
            <chart:categories table:cell-range-address="local-table.$A$2:.$A$5"/>
          </chart:axis>
          <chart:axis chart:dimension="y" chart:name="primary-y" chart:style-name="ch5">
            <chart:title svg:x="0.451cm" svg:y="3.884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T=2 s=250</text:p>
              </table:table-cell>
              <table:table-cell office:value-type="float" office:value="0.18676">
                <text:p>0.18676</text:p>
              </table:table-cell>
            </table:table-row>
            <table:table-row>
              <table:table-cell office:value-type="string">
                <text:p>T=4 s=500</text:p>
              </table:table-cell>
              <table:table-cell office:value-type="float" office:value="0.366918">
                <text:p>0.366918</text:p>
              </table:table-cell>
            </table:table-row>
            <table:table-row>
              <table:table-cell office:value-type="string">
                <text:p>T=8 s=1000</text:p>
              </table:table-cell>
              <table:table-cell office:value-type="float" office:value="0.742969">
                <text:p>0.742969</text:p>
              </table:table-cell>
            </table:table-row>
            <table:table-row>
              <table:table-cell office:value-type="string">
                <text:p>T=16 s=2000</text:p>
              </table:table-cell>
              <table:table-cell office:value-type="float" office:value="1.42344">
                <text:p>1.423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36cm" svg:height="6.362cm" xlink:href="." xlink:type="simple" chart:class="chart:bar" chart:style-name="ch1">
        <chart:plot-area chart:style-name="ch2" chart:data-source-has-labels="both" svg:x="1.219cm" svg:y="0.643cm" svg:width="8.801cm" svg:height="4.611cm">
          <chartooo:coordinate-region svg:x="1.655cm" svg:y="0.843cm" svg:width="8.365cm" svg:height="3.764cm"/>
          <chart:axis chart:dimension="x" chart:name="primary-x" chart:style-name="ch3" chartooo:axis-type="auto">
            <chartooo:date-scale/>
            <chart:title svg:x="4.887cm" svg:y="5.381cm" chart:style-name="ch4">
              <text:p>Data size</text:p>
            </chart:title>
            <chart:categories table:cell-range-address="local-table.$A$2:.$A$5"/>
          </chart:axis>
          <chart:axis chart:dimension="y" chart:name="primary-y" chart:style-name="ch5">
            <chart:title svg:x="0.451cm" svg:y="3.587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250">
                <text:p>250</text:p>
              </table:table-cell>
              <table:table-cell office:value-type="float" office:value="0.0983371">
                <text:p>0.0983371</text:p>
              </table:table-cell>
            </table:table-row>
            <table:table-row>
              <table:table-cell office:value-type="float" office:value="500">
                <text:p>500</text:p>
              </table:table-cell>
              <table:table-cell office:value-type="float" office:value="0.369663">
                <text:p>0.369663</text:p>
              </table:table-cell>
            </table:table-row>
            <table:table-row>
              <table:table-cell office:value-type="float" office:value="1000">
                <text:p>1000</text:p>
              </table:table-cell>
              <table:table-cell office:value-type="float" office:value="1.47852">
                <text:p>1.47852</text:p>
              </table:table-cell>
            </table:table-row>
            <table:table-row>
              <table:table-cell office:value-type="float" office:value="2000">
                <text:p>2000</text:p>
              </table:table-cell>
              <table:table-cell office:value-type="float" office:value="5.63339">
                <text:p>5.6333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